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fill="none" draw:fill-color="#996600" draw:textarea-vertical-align="middle"/>
    </style:style>
    <style:style style:name="gr4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5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996600"/>
      <style:paragraph-properties fo:text-align="center"/>
    </style:style>
    <style:style style:name="P3" style:family="paragraph">
      <loext:graphic-properties draw:fill="solid" draw:fill-color="#ff9015"/>
    </style:style>
    <style:style style:name="P4" style:family="paragraph">
      <loext:graphic-properties draw:fill="solid" draw:fill-color="#9999ff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9cm" svg:height="0.91cm" svg:x="9.045cm" svg:y="1.5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2" draw:layer="layout" svg:x1="3.95cm" svg:y1="2.039cm" svg:x2="4.321cm" svg:y2="2.039cm">
          <text:p/>
        </draw:line>
        <draw:line draw:style-name="gr3" draw:text-style-name="P2" draw:layer="layout" svg:x1="6.727cm" svg:y1="3.673cm" svg:x2="5.692cm" svg:y2="3.673cm">
          <text:p/>
        </draw:line>
        <draw:line draw:style-name="gr3" draw:text-style-name="P2" draw:layer="layout" svg:x1="7.688cm" svg:y1="3.673cm" svg:x2="6.653cm" svg:y2="3.673cm">
          <text:p/>
        </draw:line>
        <draw:line draw:style-name="gr3" draw:text-style-name="P2" draw:layer="layout" svg:x1="5.713cm" svg:y1="3.681cm" svg:x2="6.167cm" svg:y2="2.594cm">
          <text:p/>
        </draw:line>
        <draw:line draw:style-name="gr3" draw:text-style-name="P2" draw:layer="layout" svg:x1="7.669cm" svg:y1="3.673cm" svg:x2="8.123cm" svg:y2="2.586cm">
          <text:p/>
        </draw:line>
        <draw:line draw:style-name="gr3" draw:text-style-name="P2" draw:layer="layout" svg:x1="5.713cm" svg:y1="3.672cm" svg:x2="5.38cm" svg:y2="2.866cm">
          <text:p/>
        </draw:line>
        <draw:line draw:style-name="gr3" draw:text-style-name="P2" draw:layer="layout" svg:x1="7.668cm" svg:y1="3.663cm" svg:x2="7.214cm" svg:y2="2.576cm">
          <text:p/>
        </draw:line>
        <draw:line draw:style-name="gr3" draw:text-style-name="P2" draw:layer="layout" svg:x1="5.252cm" svg:y1="2.302cm" svg:x2="5.25cm" svg:y2="1.385cm">
          <text:p/>
        </draw:line>
        <draw:line draw:style-name="gr3" draw:text-style-name="P2" draw:layer="layout" svg:x1="6.158cm" svg:y1="2.575cm" svg:x2="6.158cm" svg:y2="1.441cm">
          <text:p/>
        </draw:line>
        <draw:line draw:style-name="gr3" draw:text-style-name="P2" draw:layer="layout" svg:x1="7.216cm" svg:y1="2.575cm" svg:x2="7.216cm" svg:y2="1.441cm">
          <text:p/>
        </draw:line>
        <draw:line draw:style-name="gr3" draw:text-style-name="P2" draw:layer="layout" svg:x1="8.114cm" svg:y1="2.594cm" svg:x2="8.114cm" svg:y2="1.46cm">
          <text:p/>
        </draw:line>
        <draw:path draw:style-name="gr4" draw:text-style-name="P3" draw:layer="layout" svg:width="0.655cm" svg:height="0.646cm" svg:x="5.816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6.938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7.782cm" svg:y="2.24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6.391cm" svg:y="3.33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5" draw:text-style-name="P4" draw:layer="layout" svg:width="3.757cm" svg:height="0.693cm" svg:x="4.787cm" svg:y="1.047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1" draw:text-style-name="P1" draw:layer="layout" svg:width="0.729cm" svg:height="0.528cm" svg:x="5.764cm" svg:y="2.3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534cm" svg:height="0.47cm" svg:x="6.459cm" svg:y="3.43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734cm" svg:height="0.529cm" svg:x="6.893cm" svg:y="2.3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0.746cm" svg:height="0.529cm" svg:x="7.737cm" svg:y="2.31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0.522cm" svg:height="0.47cm" svg:x="6.474cm" svg:y="1.20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2" draw:layer="layout" svg:x1="12.181cm" svg:y1="0.626cm" svg:x2="11.146cm" svg:y2="0.626cm">
          <text:p/>
        </draw:line>
        <draw:line draw:style-name="gr3" draw:text-style-name="P2" draw:layer="layout" svg:x1="13.142cm" svg:y1="0.626cm" svg:x2="12.107cm" svg:y2="0.626cm">
          <text:p/>
        </draw:line>
        <draw:line draw:style-name="gr3" draw:text-style-name="P2" draw:layer="layout" svg:x1="11.167cm" svg:y1="0.618cm" svg:x2="11.621cm" svg:y2="1.705cm">
          <text:p/>
        </draw:line>
        <draw:line draw:style-name="gr3" draw:text-style-name="P2" draw:layer="layout" svg:x1="13.123cm" svg:y1="0.626cm" svg:x2="13.577cm" svg:y2="1.713cm">
          <text:p/>
        </draw:line>
        <draw:line draw:style-name="gr3" draw:text-style-name="P2" draw:layer="layout" svg:x1="11.167cm" svg:y1="0.627cm" svg:x2="10.713cm" svg:y2="1.714cm">
          <text:p/>
        </draw:line>
        <draw:line draw:style-name="gr3" draw:text-style-name="P2" draw:layer="layout" svg:x1="13.122cm" svg:y1="0.636cm" svg:x2="12.668cm" svg:y2="1.723cm">
          <text:p/>
        </draw:line>
        <draw:line draw:style-name="gr3" draw:text-style-name="P2" draw:layer="layout" svg:x1="10.704cm" svg:y1="1.78cm" svg:x2="10.704cm" svg:y2="2.46cm">
          <text:p/>
        </draw:line>
        <draw:line draw:style-name="gr3" draw:text-style-name="P2" draw:layer="layout" svg:x1="11.612cm" svg:y1="1.724cm" svg:x2="11.612cm" svg:y2="2.858cm">
          <text:p/>
        </draw:line>
        <draw:line draw:style-name="gr3" draw:text-style-name="P2" draw:layer="layout" svg:x1="12.67cm" svg:y1="1.724cm" svg:x2="12.67cm" svg:y2="2.858cm">
          <text:p/>
        </draw:line>
        <draw:line draw:style-name="gr3" draw:text-style-name="P2" draw:layer="layout" svg:x1="13.568cm" svg:y1="1.705cm" svg:x2="13.568cm" svg:y2="2.839cm">
          <text:p/>
        </draw:line>
        <draw:path draw:style-name="gr5" draw:text-style-name="P4" draw:layer="layout" svg:width="0.655cm" svg:height="0.646cm" draw:transform="rotate (-3.14159265358979) translate (11.039cm 2.042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4" draw:layer="layout" svg:width="0.655cm" svg:height="0.646cm" draw:transform="rotate (-3.14159265358979) translate (11.926cm 2.04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4" draw:layer="layout" svg:width="0.655cm" svg:height="0.646cm" draw:transform="rotate (-3.14159265358979) translate (13.048cm 2.04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4" draw:layer="layout" svg:width="0.655cm" svg:height="0.646cm" draw:transform="rotate (-3.14159265358979) translate (13.892cm 2.058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5" draw:text-style-name="P4" draw:layer="layout" svg:width="0.655cm" svg:height="0.646cm" draw:transform="rotate (-3.14159265358979) translate (12.501cm 0.96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1" draw:text-style-name="P1" draw:layer="layout" svg:width="0.534cm" svg:height="0.47cm" svg:x="11.912cm" svg:y="0.40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0.725cm" svg:height="0.528cm" svg:x="10.379cm" svg:y="1.48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29cm" svg:height="0.528cm" svg:x="11.208cm" svg:y="1.44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4cm" svg:height="0.529cm" svg:x="12.345cm" svg:y="1.46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46cm" svg:height="0.529cm" svg:x="13.199cm" svg:y="1.48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2" draw:layer="layout" svg:x1="12.19cm" svg:y1="3.794cm" svg:x2="11.155cm" svg:y2="3.794cm">
          <text:p/>
        </draw:line>
        <draw:line draw:style-name="gr3" draw:text-style-name="P2" draw:layer="layout" svg:x1="13.151cm" svg:y1="3.794cm" svg:x2="12.116cm" svg:y2="3.794cm">
          <text:p/>
        </draw:line>
        <draw:line draw:style-name="gr3" draw:text-style-name="P2" draw:layer="layout" svg:x1="11.176cm" svg:y1="3.802cm" svg:x2="11.63cm" svg:y2="2.715cm">
          <text:p/>
        </draw:line>
        <draw:line draw:style-name="gr3" draw:text-style-name="P2" draw:layer="layout" svg:x1="13.132cm" svg:y1="3.794cm" svg:x2="13.586cm" svg:y2="2.707cm">
          <text:p/>
        </draw:line>
        <draw:line draw:style-name="gr3" draw:text-style-name="P2" draw:layer="layout" svg:x1="11.176cm" svg:y1="3.793cm" svg:x2="10.857cm" svg:y2="3.029cm">
          <text:p/>
        </draw:line>
        <draw:line draw:style-name="gr3" draw:text-style-name="P2" draw:layer="layout" svg:x1="13.131cm" svg:y1="3.784cm" svg:x2="12.677cm" svg:y2="2.697cm">
          <text:p/>
        </draw:line>
        <draw:path draw:style-name="gr4" draw:text-style-name="P3" draw:layer="layout" svg:width="0.655cm" svg:height="0.646cm" svg:x="11.279cm" svg:y="2.37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12.401cm" svg:y="2.37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13.245cm" svg:y="2.36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3" draw:layer="layout" svg:width="0.655cm" svg:height="0.646cm" svg:x="11.854cm" svg:y="3.45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1" draw:text-style-name="P1" draw:layer="layout" svg:width="0.729cm" svg:height="0.528cm" svg:x="11.227cm" svg:y="2.44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534cm" svg:height="0.47cm" svg:x="11.922cm" svg:y="3.5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0.734cm" svg:height="0.529cm" svg:x="12.356cm" svg:y="2.42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0.746cm" svg:height="0.529cm" svg:x="13.2cm" svg:y="2.43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1.74cm" svg:height="1.7cm" svg:x="0.807cm" svg:y="1.31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2" draw:text-style-name="P2" draw:layer="layout" svg:x1="3.028cm" svg:y1="2.151cm" svg:x2="3.399cm" svg:y2="2.151cm">
          <text:p/>
        </draw:line>
        <draw:line draw:style-name="gr2" draw:text-style-name="P2" draw:layer="layout" svg:x1="3.028cm" svg:y1="1.928cm" svg:x2="3.399cm" svg:y2="1.9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9T20:52:54.926975420</dc:date>
    <meta:editing-duration>P1DT26M32S</meta:editing-duration>
    <meta:editing-cycles>16</meta:editing-cycles>
    <meta:generator>LibreOffice/5.2.3.3$Linux_X86_64 LibreOffice_project/20m0$Build-3</meta:generator>
    <meta:document-statistic meta:object-count="59"/>
  </office:meta>
</office:document-meta>
</file>

<file path=Object 1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0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23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24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5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6/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sup>
          <mi>W</mi>
          <mn>1</mn>
        </msup>
      </mrow>
    </mfrac>
    <annotation encoding="StarMath 5.0">{partial f} over {partial W^1}</annotation>
  </semantics>
</math>
</file>

<file path=Object 3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5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